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'[{"user_id:"","Reference":"162","Filename":"SansBordure-Grande-Oranges-Et-Dentelle.jpg","Titre":"Oranges et dentelle","Prix":"450€","Description":"Une orange ouverte et un petit pot en grès bleu sur napperon en dentelle Dimension 4P: 33-22cm Encadré"},{"user_id":"Aiguière","Reference":"163","Filename":"SansBordure-Grande-Aiguiere.jpg","Titre":"Aiguière","Prix":"690€ ","Description":"Une aiguière en cristal et un patit verre à liqueur sur napperon de dentelle.Dimension 6F: 41-33cm Encadré"},{"_id":"Terroirs","Reference":"34","Filename":"SansBordure-Grande-Terroirs-De-France.jpg","Titre":"Terroirs de France","Prix":"1500€","Description":"Sur le thème bien français du pain, une balance ancienne, des céréales et différentes sortes de pain sur table en bois de chêne.Dimension 15 P : 65-50 cm Hors tout encadré:76-61 cm"},{"_id":"Bleu porcelaine","Reference":"40","Filename":"SansBordure-Grande-Bleu-Porcelaine.jpg","Titre":"Bleu porcelaine","Prix":"890€","Description":"Une soupière ancienne d\'un bleu caractéristique accompagnée d\'un plat en étain et d\'un pain tranché.dimension 10 P:55-38 cm cadre mouluré noir"},{"_id":"Dame Jeanne","Reference":"113","Filename":"SansBordure-Grande-Dame-Jeanne.jpg","Titre":"Dame Jeanne","Prix":"800€","Description":"Une bouteille habillée d\'osier tressé, une pipe et un verre à cognac sur un napperon de dentelle, un livre debout.Dimension 8 F : 46 cm - 36 cm Encadré"},{"Reference":"141","Filename":"SansBordure-Grande-Un-ptit-noir.jpg","Titre":"Un p\'tit noir","Prix":"310€","Description":"Une tasse de café et un petit pot à lait en argent accompagnés de carrés de chocolat.Dimension 2 F : 24 cm - 19 cm Encadré"},{"Reference":"149","Filename":"SansBordure-Grande-Plume-et-oeuf-dargent.jpg","Titre":"Plume et oeuf d\'argent","Prix":"380€","Description":"Un coquetier et un pot en argent, une plume d\'oiseau.dimension 3 F :27 cm - 22 cm Encadré"},{"Reference":"148","Filename":"SansBordure-Grande-Cristaux.jpg","Titre":"Cristaux","Prix":"310€","Description":"Une carafe et un petit verre à liqueur, une pierre en cristaux de citrine sur un napperon en dentelle.dimension 2 F : 24cm - 19 cm Encadré"},{"Reference":"151","Filename":"SansBordure-Grande-Outils-Dantan.jpg","Titre":"Outils d\'antan","Prix":"780€","Description":"Un rabot, un tourne vis, de vieux outils et un pichet en grès.Dimension 8 P : 46 cm - 33 cm Encadré"},{"Reference":"150","Filename":"SansBordure-Grande-Vieilles-dentelles.jpg","Titre":"Vieilles dentelles","Prix":"350€","Description":"Un rouleau de dentelle du Puy, une paire de ciseaux de couturière et des bobines de fil.Dimension 3 P: 27 cm - 19 cm Encadré"},{"Reference":"158","Filename":"SansBordure-Grande-Image-Chocolat-chaud.jpg","Titre":"Chocolat chaud","Prix":"350€","Description":"Un grand bol de chocolat chaud, un petit pot à lait et des morceaux de sucre.Dimension 3 P: 27 cm - 19 cm Encadré"},{"Reference":"157","Filename":"","Titre":"Café et chocolat","Prix":"310€","Description":"Un vieux moulin à café, des grains répandus sur la table et des carrés de chocolat.dimension 2 F: 24 cm - 19 cm Encadré"},{"Reference":"94","Filename":"SansBordure-Grande-Pain-Et-Confiture.jpg","Titre":"Pain et confiture","Prix":"720€","Description":"Un goût d\'enfance pour ce tableau assemblant pain et confiture d\'abricots, couteau Laguiole et petit pot en argent.dimension 8 M: 46-27 cm hors tout encadré: 57-38 cm"},{"Reference":"81","Filename":"SansBordure-Grande-Cuivre-Et-Raisin-Desir.jpg","Titre":"Cuivre et raisin","Prix":"780€","Description":"Une coupe en cuivre d\'où ruisselle une grappe de raisin accompagnée d\'un pichet en bois cerclé de laiton.dimension 8 P: 46-33 cm Hors tout encadré: 57-44 cm"},{"Reference":"95","Filename":"SansBordure-Grande-Une-Autre-Epoque.jpg","Titre":"Une autre époque","Prix":"580€","Description":"Un brin de nostalgie sur le temps passé...Symbole du sablier, souvenir d\'une vieille carte postale que l\'on écrivait à la plume trempée dans l\'encrier.dimension 5 F: 35-27 Encadré"},{"Reference":"116","Filename":"SansBordure-Grande-Image-Avant-Le-Départ.jpgd","Titre":"Avant le départ","Prix":"780€","Description":"Un piolet, une paire de jumelles et une carte d\'état major disposés sur une pile de rondins contre le mur en bois d\'un chalet de montagne.Dimension 8 P : 46 cm - 33 cm Encadré"},{"Reference":"120","Filename":"SansBordure-Grande-Un-Petit-Creux.jpg","Titre":"Un petit creux","Prix":"450€","Description":"Un opinel piqué dans une tranche de tomme de Savoie sur du pain, carte d\'état major, rondins de bois et mur de chalet.dimension 4 P : 33 cm - 22 cm Encadré"},<text:soft-page-break/>{"Reference":"154","Filename":"SansBordure-Grande-Vin-De-Savoie-Desir.jpg","Titre":"Vin de Savoie","Prix":"480€","Description":"Une bouteille et un verre de vin accompagnés d\'un reblochon, sur fond en bois du mur d\'un chalet de montagne.Dimension 4 F : 33 cm - 24 cm Encadré bois rustique"},{"Reference":"127","Filename":"SansBordure-Grande-Reflets-De-Savoie.jpg","Titre":"Reflets de Savoie","Prix":"480€","Description":"Une berthe en cuivre un opinel et un morceau de tomme de Savoie contre le mur en bois d\'un chalet.dimension 4 F : 33 cm - 24 cm Encadré"},{"Reference":"139","Filename":"SansBordure-Grande-Ca-Se-Prepare.jpg","Titre":"Ca se prépare","Prix":"650€","Description":"Un opinel planté dans du pain, une carte d\'état major sur des rondins de bois adossés contre le mur d\'un chalet.Dimension 6 P : 41 cm - 27 cm Encadré bois rustique"},{"Reference":"32","Filename":"SansBordure-Grande-Image-Souvenirs-Marins.jpg","Titre":"souvenirs marins","Prix":"800€","Description":"Sur le thême de la mer, une lampe tempête, une corde et un béret de marin, coquillages et étoile de mer.dimension 8 F: 46-36 cm cadre large en bois rustique"},{"Reference":"155","Filename":"SansBordure-Grande-Le-Temps-Des-Lumieres-Desir-Grande.jpg","Titre":"Le temps des lumières","Prix":"380€","Description":"De la bougie à l\'ampoule électrique en passant par la lampe à pétrole, toute l\'histoire de la lumière à travers le temps...Dimension 3 F: 27 cm - 22 cm. Encadré"},{"Reference":"152","Filename":"SansBordure-Grande-Felins.jpg","Titre":"Félins","Prix":"250€","Description":"De petits chats en étain sur une étagère semblent jouer avec une plume d\'oiseau.Dimension 1 F: 22 cm - 16 cm Encadré façon trompe l\'oeil"},{"Reference":"14","Filename":"SansBordure-Grande-Portrait-De-Caniche-Abricot-Sur-Velours.jpg","Titre":"Portrait de caniche abricot sur velours","Prix":"20€","Description":"Portrait de caniche abricot, peinture à l\'huile sur velours noir.13/18 cm, sans cadre"},{"Reference":"15","Filename":"SansBordure-Grande-Jeune-Teckel-Sur-Velours.jpg","Titre":"Jeune teckel sur velours","Prix":"20€","Description":"Jeune teckel, huile sur velours noir.Effet relief particulièrement flatteur de la peinture toute en reflets.13/18 cm, sans cadre"},{"Reference":"12","Filename":"SansBordure-Grande-Bebe-Yorkshire-Sur-Velours.jpg","Titre":"Bébé yorkshire sur velours ","Prix":"20€","Description":"Bébé yorkshire sur un coussin, peinture à l\'huile sur velours 13/18 cm, sans cadre"},{"Reference":"13","Filename":"SansBordure-Grande-Caniche-Abricot-Sur-Velours.jpg","Titre":"caniche abricot sur velours","Prix":"20€","Description":"Caniche abricot , peinture à l\'huile sur velours 13/18 cm, sans cadre"},{"Reference":"10","Filename":"SansBordure-Grande-Caniche-Blanc-Sur-Velours.jpg","Titre":"Caniche blanc sur velours","Prix":"20€","Description":"Caniche blanc. Peinture à l\'huile sur velours13/18 cm, sans cadre"},{"Reference":"07","Filename":"SansBordure-Grande-Guepier-Sur-Velours.jpg","Titre":"Guêpier sur velours","Prix":"20€","Description":"Oiseau particulièrement haut en couleurs, teintes magnifiées par le contraste du support en velours noir 13/18 cm, sans cadre"},{"Reference":"11","Filename":"SansBordure-Grande-Caniche-Gris-Sur-Velours.jpg","Titre":"Caniche gris sur velours","Prix":"20€","Description":"Portrait de caniche gris , peinture à l\'huile sur velours.13/18 cm, sans cadre"},{"Reference":"9","Filename":"SansBordure-Grande-Yorkshire-Sur-Velours.jpg","Titre":"Yorkshire sur velours","Prix":"20€","Description":"Yorkshire, peinture à l\'huile sur velours noir 13/18 cm, sans cadre"},{"Reference":"8","Filename":"SansBordure-Grande-Oiseau-Bleu-Sur-Velours.jpg","Titre":"Oiseau bleu sur velours","Prix":"20€","Description":"Oiseau bleu, peinture à l\'huile sur velours noir 13/18 cm, sans cadre"},{"Reference":"6","Filename":"SansBordure-Grande-Chouette-Sur-Velours.jpg","Titre":"Chouette sur velours","Prix":"20€","Description":"Chouette dans un tronc d\'arbre creux. Peinture à l\'huile sur velours noir 13/18 cm, sans cadre"},{"Reference":"5","Filename":"SansBordure-Grande-Hamster-Sur-Velours.jpg","Titre":"Hamster sur velours","Prix":"20€","Description":"Hamster. peinture à l\'huile sur velours noir.13/18 cm, sans cadre"}]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M23S</meta:editing-duration>
    <meta:editing-cycles>7</meta:editing-cycles>
    <meta:generator>OpenOffice/4.1.11$Win32 OpenOffice.org_project/4111m1$Build-9808</meta:generator>
    <dc:date>2022-04-02T22:55:15.47</dc:date>
    <dc:creator>Cyril Ravot</dc:creator>
    <meta:document-statistic meta:table-count="0" meta:image-count="0" meta:object-count="0" meta:page-count="2" meta:paragraph-count="1" meta:word-count="795" meta:character-count="8840"/>
    <meta:user-defined meta:name="Info 1"/>
    <meta:user-defined meta:name="Info 2"/>
    <meta:user-defined meta:name="Info 3"/>
    <meta:user-defined meta:name="Info 4"/>
  </office:meta>
</office:document-meta>
</file>